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39ea31" style:font-weight-asian="normal" style:font-weight-complex="normal"/>
    </style:style>
    <style:style style:name="P2" style:family="paragraph" style:parent-style-name="Standard">
      <style:text-properties officeooo:rsid="028c1669" officeooo:paragraph-rsid="0039ea31"/>
    </style:style>
    <style:style style:name="P3" style:family="paragraph" style:parent-style-name="Standard">
      <style:text-properties officeooo:rsid="028c1669" officeooo:paragraph-rsid="003b96bb"/>
    </style:style>
    <style:style style:name="P4" style:family="paragraph" style:parent-style-name="Standard">
      <style:text-properties officeooo:paragraph-rsid="003b96bb"/>
    </style:style>
    <style:style style:name="P5" style:family="paragraph" style:parent-style-name="Text_20_body">
      <style:text-properties officeooo:rsid="003cc686" officeooo:paragraph-rsid="003cc686"/>
    </style:style>
    <style:style style:name="P6" style:family="paragraph" style:parent-style-name="Text_20_body">
      <style:text-properties officeooo:paragraph-rsid="003e3ec5"/>
    </style:style>
    <style:style style:name="P7" style:family="paragraph" style:parent-style-name="Text_20_body">
      <style:text-properties officeooo:paragraph-rsid="00401d83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1">
      <style:text-properties officeooo:paragraph-rsid="001f9e40"/>
    </style:style>
    <style:style style:name="P10" style:family="paragraph" style:parent-style-name="Text_20_body" style:list-style-name="L1">
      <style:text-properties officeooo:paragraph-rsid="003e3ec5"/>
    </style:style>
    <style:style style:name="P11" style:family="paragraph" style:parent-style-name="Text_20_body" style:list-style-name="L1">
      <style:text-properties officeooo:rsid="0292fd4a" officeooo:paragraph-rsid="003e3ec5"/>
    </style:style>
    <style:style style:name="P12" style:family="paragraph" style:parent-style-name="Text_20_body" style:list-style-name="L1">
      <style:text-properties fo:color="#000000" style:font-name="FreeSans" fo:font-size="11pt" fo:font-weight="normal" officeooo:rsid="003e3ec5" officeooo:paragraph-rsid="003e3ec5" style:font-name-asian="Times New Roman" style:font-size-asian="10pt" style:font-weight-asian="bold" style:font-name-complex="Arial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6e9d" style:font-weight-asian="bold" style:font-weight-complex="bold"/>
    </style:style>
    <style:style style:name="T3" style:family="text">
      <style:text-properties fo:font-weight="bold" officeooo:rsid="028c1669" style:font-weight-asian="bold" style:font-weight-complex="bold"/>
    </style:style>
    <style:style style:name="T4" style:family="text">
      <style:text-properties fo:font-weight="bold" officeooo:rsid="003e3ec5" style:font-weight-asian="bold" style:font-weight-complex="bold"/>
    </style:style>
    <style:style style:name="T5" style:family="text">
      <style:text-properties fo:font-weight="bold" officeooo:rsid="00401d83" style:font-weight-asian="bold" style:font-weight-complex="bold"/>
    </style:style>
    <style:style style:name="T6" style:family="text">
      <style:text-properties fo:font-weight="bold" officeooo:rsid="0042a288" style:font-weight-asian="bold" style:font-weight-complex="bold"/>
    </style:style>
    <style:style style:name="T7" style:family="text">
      <style:text-properties officeooo:rsid="00296e9d"/>
    </style:style>
    <style:style style:name="T8" style:family="text">
      <style:text-properties officeooo:rsid="028c1669"/>
    </style:style>
    <style:style style:name="T9" style:family="text">
      <style:text-properties fo:color="#000000" style:font-name="FreeSans" fo:font-size="11pt" fo:font-weight="normal" style:font-name-asian="Times New Roman" style:font-size-asian="10pt" style:font-weight-asian="bold" style:font-name-complex="Arial" style:font-size-complex="10pt" style:language-complex="ar" style:country-complex="SA"/>
    </style:style>
    <style:style style:name="T10" style:family="text">
      <style:text-properties fo:color="#000000" style:font-name="FreeSans" fo:font-size="11pt" fo:font-weight="normal" officeooo:rsid="003e3ec5" style:font-name-asian="Times New Roman" style:font-size-asian="10pt" style:font-weight-asian="bold" style:font-name-complex="Arial" style:font-size-complex="10pt" style:language-complex="ar" style:country-complex="SA"/>
    </style:style>
    <style:style style:name="T11" style:family="text">
      <style:text-properties fo:color="#000000" style:font-name="FreeSans" fo:font-size="11pt" fo:font-weight="normal" officeooo:rsid="0292fd4a" style:font-name-asian="Times New Roman" style:font-size-asian="10pt" style:font-weight-asian="bold" style:font-name-complex="Arial" style:font-size-complex="10pt" style:language-complex="ar" style:country-complex="SA"/>
    </style:style>
    <style:style style:name="T12" style:family="text">
      <style:text-properties fo:color="#000000" style:font-name="FreeMono" fo:font-size="11pt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3" style:family="text">
      <style:text-properties fo:color="#000000" style:font-name="FreeMono" fo:font-size="11pt" fo:font-weight="bold" officeooo:rsid="0292fd4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4" style:family="text">
      <style:text-properties fo:color="#000000" style:font-name="FreeMono" fo:font-size="11pt" fo:font-weight="bold" officeooo:rsid="00401d83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5" style:family="text">
      <style:text-properties fo:color="#000000" style:font-name="FreeMono" fo:font-size="11pt" fo:font-weight="bold" officeooo:rsid="003e3ec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6" style:family="text">
      <style:text-properties officeooo:rsid="001f9e40"/>
    </style:style>
    <style:style style:name="T17" style:family="text">
      <style:text-properties style:font-name="Liberation Sans" fo:font-size="18.2000007629395pt" fo:font-weight="bold" officeooo:rsid="0039ea31" style:font-name-asian="Noto Sans CJK JP Regular" style:font-size-asian="18.2000007629395pt" style:font-weight-asian="bold" style:font-name-complex="FreeSans1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3e3ec5" style:font-name-asian="Noto Sans CJK JP Regular" style:font-size-asian="18.2000007629395pt" style:font-weight-asian="bold" style:font-name-complex="FreeSans1" style:font-size-complex="18.2000007629395pt" style:font-weight-complex="bold"/>
    </style:style>
    <style:style style:name="T19" style:family="text">
      <style:text-properties officeooo:rsid="003b96bb"/>
    </style:style>
    <style:style style:name="T20" style:family="text">
      <style:text-properties officeooo:rsid="003e3ec5"/>
    </style:style>
    <style:style style:name="T21" style:family="text">
      <style:text-properties officeooo:rsid="00401d83"/>
    </style:style>
    <style:style style:name="T22" style:family="text">
      <style:text-properties officeooo:rsid="0042a2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21">Assignment # 2 - </text:span><text:span text:style-name="T16">Exercise </text:span><text:span text:style-name="T18">6.2</text:span><text:span text:style-name="T17"> </text:span></text:h>
      <text:p text:style-name="Text_20_body">This program shall be an improvement on the assignment given in Exercise 3.3. It is designed to <text:span text:style-name="T21">assess </text:span>your new skills of functions, iteration and sequence types as well as parsing arguments given from the terminal at time of execution.</text:p>
      <text:h text:style-name="Heading_20_2" text:outline-level="2">Activity</text:h>
      <text:p text:style-name="P3"/>
      <text:p text:style-name="P4"><text:span text:style-name="T8">Using the Python you have learned to this point, and </text:span><text:span text:style-name="T19">on the </text:span><text:span text:style-name="T8">understanding </text:span><text:span text:style-name="T19">above, w</text:span><text:span text:style-name="T8">rite a program call</text:span><text:span text:style-name="T7">ed “</text:span><text:span text:style-name="T3">pinger</text:span><text:span text:style-name="T4">2</text:span><text:span text:style-name="T2">.py</text:span><text:span text:style-name="T7">”.</text:span></text:p>
      <text:p text:style-name="P2"/>
      <text:p text:style-name="P6"><text:span text:style-name="T20">Create a program to behave as shown below using a standard template. Use the “European Union Public Licence v1.2” or any other Public licen</text:span><text:span text:style-name="T21">c</text:span><text:span text:style-name="T20">e you prefer.</text:span></text:p>
      <text:list xml:id="list596390479" text:style-name="L1">
        <text:list-item>
          <text:p text:style-name="P10"><text:span text:style-name="T11">Create functions to manage </text:span><text:span text:style-name="T13">ping</text:span><text:span text:style-name="T11"> and </text:span><text:span text:style-name="T13">licen</text:span><text:span text:style-name="T14">c</text:span><text:span text:style-name="T13">e</text:span><text:span text:style-name="T11"> information.</text:span></text:p>
        </text:list-item>
        <text:list-item>
          <text:p text:style-name="P11"><text:span text:style-name="T9">Create a </text:span><text:span text:style-name="T12">main()</text:span><text:span text:style-name="T9"> function that is called once it is verified that the program is running its own instance and is not being called by a different program. </text:span></text:p>
        </text:list-item>
        <text:list-item>
          <text:p text:style-name="P12">Any IP addresses received by the program, either as terminal arguments or from a prompt MUST be verified as legitimate IP addresses. </text:p>
        </text:list-item>
        <text:list-item>
          <text:p text:style-name="P11"><text:span text:style-name="T9">Program functionality should </text:span><text:span text:style-name="T10">confirm that supplied IP addresses are </text:span><text:span text:style-name="T15">alive</text:span><text:span text:style-name="T10"> or </text:span><text:span text:style-name="T15">unreachable</text:span><text:span text:style-name="T10">. </text:span></text:p>
        </text:list-item>
      </text:list>
      <text:p text:style-name="P2"><text:span text:style-name="T21">T</text:span>his program should request an IP address as input <text:span text:style-name="T19">from the user</text:span>, test connectivity to it and as illustrated below, return a message to the terminal confirming the status of the address as either alive or unreachable.</text:p>
      <text:p text:style-name="P2"/>
      <text:p text:style-name="Text_20_body">The <text:span text:style-name="T1">-h</text:span> or -<text:span text:style-name="T1">-help</text:span> switch <text:s/>to return a helpful message.</text:p>
      <text:p text:style-name="P1"/>
      <text:p text:style-name="P1">~$ <text:span text:style-name="T1">./pinger2.py -h</text:span></text:p>
      <text:p text:style-name="P1">usage: pinger2.py [-h] [-l] [-v] [-i [IP [IP ...]]]</text:p>
      <text:p text:style-name="P1"/>
      <text:p text:style-name="P1">pinger2.py IP address pinger program</text:p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l, --licence <text:s text:c="8"/>pinger2.py licence information</text:p>
      <text:p text:style-name="P1"><text:s text:c="2"/>-v, --version <text:s text:c="8"/>pinger2.py version information</text:p>
      <text:p text:style-name="P1"><text:s text:c="2"/>-i [IP [IP ...]], --ip [IP [IP ...]]</text:p>
      <text:p text:style-name="P1"><text:s text:c="24"/>IP address list</text:p>
      <text:p text:style-name="P1"/>
      <text:p text:style-name="P1">~$ <text:span text:style-name="T1">./pinger2.py --help</text:span></text:p>
      <text:p text:style-name="P1">usage: pinger2.py [-h] [-l] [-v] [-i [IP [IP ...]]]</text:p>
      <text:p text:style-name="P1"/>
      <text:p text:style-name="P1">pinger2.py IP address pinger program</text:p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l, --licence <text:s text:c="8"/>pinger2.py licence information</text:p>
      <text:p text:style-name="P1"><text:s text:c="2"/>-v, --version <text:s text:c="8"/>pinger2.py version information</text:p>
      <text:p text:style-name="P1"><text:s text:c="2"/>-i [IP [IP ...]], --ip [IP [IP ...]]</text:p>
      <text:p text:style-name="P1"><text:s text:c="24"/>IP address list</text:p>
      <text:p text:style-name="P1"/>
      <text:p text:style-name="Text_20_body"/>
      <text:p text:style-name="P8">Return the value of the <text:span text:style-name="T1">__</text:span><text:span text:style-name="T6">author__</text:span><text:span text:style-name="T22">, </text:span><text:span text:style-name="T6">__copyright__</text:span><text:span text:style-name="T22"> and</text:span> <text:span text:style-name="T1">__licence__</text:span> dunder<text:span text:style-name="T22">s</text:span> to the user upon a <text:span text:style-name="T1">-l</text:span> or <text:span text:style-name="T1">--licence</text:span> switch. Accept misspelling of the word licence as license too.</text:p>
      <text:p text:style-name="P1"/>
      <text:p text:style-name="P1">~$ <text:span text:style-name="T1">./pinger2.py -l</text:span></text:p>
      <text:p text:style-name="P1"/>
      <text:p text:style-name="P1">Author <text:s text:c="3"/>: Diarmuid O'Briain</text:p>
      <text:p text:style-name="P1">Copyright : Copyright 2021, Institute of Technology Carlow</text:p>
      <text:p text:style-name="P1">Licence <text:s text:c="2"/>: European Union Public Licence v1.2</text:p>
      <text:p text:style-name="P1"/>
      <text:p text:style-name="P1">~$ <text:span text:style-name="T1">./pinger2.py --licence</text:span></text:p>
      <text:p text:style-name="P1"/>
      <text:p text:style-name="P1">Author <text:s text:c="3"/>: Diarmuid O'Briain</text:p>
      <text:p text:style-name="P1">Copyright : Copyright 2021, Institute of Technology Carlow</text:p>
      <text:p text:style-name="P1">Licence <text:s text:c="2"/>: European Union Public Licence v1.2</text:p>
      <text:p text:style-name="P1"/>
      <text:p text:style-name="P1">~$ <text:span text:style-name="T1">./pinger2.py --licen</text:span><text:span text:style-name="T5">s</text:span><text:span text:style-name="T1">e</text:span></text:p>
      <text:p text:style-name="P1"/>
      <text:p text:style-name="P1">Author <text:s text:c="3"/>: Diarmuid O'Briain</text:p>
      <text:p text:style-name="P1">Copyright : Copyright 2021, Institute of Technology Carlow</text:p>
      <text:p text:style-name="P1">Licence <text:s text:c="2"/>: European Union Public Licence v1.2</text:p>
      <text:p text:style-name="P1"/>
      <text:p text:style-name="Text_20_body">Return the value of the <text:span text:style-name="T1">__version__ </text:span>dunder to the user upon a <text:span text:style-name="T1">-v</text:span> or <text:span text:style-name="T1">--version</text:span> switch.</text:p>
      <text:p text:style-name="P1"/>
      <text:p text:style-name="P1">~$<text:span text:style-name="T1"> ./pinger2.py -v</text:span></text:p>
      <text:p text:style-name="P1"/>
      <text:p text:style-name="P1">Version: v1.0</text:p>
      <text:p text:style-name="P1"/>
      <text:p text:style-name="P1">~$ <text:span text:style-name="T1">./pinger2.py --version</text:span></text:p>
      <text:p text:style-name="P1"/>
      <text:p text:style-name="P1">Version: v1.0</text:p>
      <text:p text:style-name="P1"/>
      <text:p text:style-name="Text_20_body">Having entered nothing present a prompt to the user and for the IP address supplied, return <text:span text:style-name="T1">alive</text:span>|<text:span text:style-name="T1">unreachable</text:span>|<text:span text:style-name="T1">Error</text:span> message.</text:p>
      <text:p text:style-name="P1"/>
      <text:p text:style-name="P1">~$ <text:span text:style-name="T1">./pinger2.py </text:span></text:p>
      <text:p text:style-name="P1"/>
      <text:p text:style-name="P1">Enter an IP address: <text:span text:style-name="T1">192.168.0.1</text:span></text:p>
      <text:p text:style-name="P1">192.168.0.1 is alive</text:p>
      <text:p text:style-name="P1"/>
      <text:p text:style-name="P7">Enter a list of IP address for testing with the <text:span text:style-name="T1">-i </text:span>or <text:span text:style-name="T1">--ip</text:span> switch. The program tests each and return<text:span text:style-name="T21">s</text:span> <text:span text:style-name="T1">alive</text:span>|<text:span text:style-name="T1">unreachable</text:span>|<text:span text:style-name="T1">Error</text:span> message.</text:p>
      <text:p text:style-name="P1"/>
      <text:p text:style-name="P1">~$ <text:span text:style-name="T1">./pinger2.py -i 192.168.0.1 265.3.2.2 8.8.8.8 1.1.1.1 192.168.0.23</text:span></text:p>
      <text:p text:style-name="P1"/>
      <text:p text:style-name="P1">192.168.0.1 is alive</text:p>
      <text:p text:style-name="P1">265.3.2.2 - ERROR: is not a properly formatted address</text:p>
      <text:p text:style-name="P1">8.8.8.8 is alive</text:p>
      <text:p text:style-name="P1">1.1.1.1 is alive</text:p>
      <text:p text:style-name="P1">192.168.0.23 is unreachable</text:p>
      <text:p text:style-name="P1"/>
      <text:p text:style-name="P1">~$ <text:span text:style-name="T1">./pinger2.py --ip 192.168.0.1 265.3.2.2 8.8.8.8 1.1.1.1 192.168.0.23</text:span></text:p>
      <text:p text:style-name="P1"/>
      <text:p text:style-name="P1">192.168.0.1 is alive</text:p>
      <text:p text:style-name="P1">265.3.2.2 - ERROR: is not a properly formatted address</text:p>
      <text:p text:style-name="P1">8.8.8.8 is alive</text:p>
      <text:p text:style-name="P1">1.1.1.1 is alive</text:p>
      <text:p text:style-name="P1">192.168.0.23 is unreachable</text:p>
      <text:p text:style-name="P1"/>
      <text:h text:style-name="Heading_20_2" text:outline-level="2">Submission</text:h>
      <text:p text:style-name="P5">Submit a report, including the program. The report should document how you approached the program and the steps you took to make it operational. Note any interesting reflec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day number:style="long"/>
      <number:text> </number:text>
      <number:month number:textual="true"/>
      <number:text> </number:text>
      <number:year number:style="long"/>
    </number:date-style>
    <number:date-style style:name="N10111" number:language="en" number:country="GB">
      <number:day number:style="long"/>
      <number:text> </number:text>
      <number:month number:textual="true"/>
      <number:text> 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5T17:11:32.793829610</meta:creation-date>
    <dc:date>2021-04-30T11:48:20.540616958</dc:date>
    <meta:editing-duration>PT1H4M42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583" meta:character-count="3694" meta:non-whitespace-character-count="3059"/>
  </office:meta>
</office:document-meta>
</file>